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71aca" officeooo:paragraph-rsid="00171ac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 the direction of arrow B</text:p>
      <text:p text:style-name="P1">2. Track B</text:p>
      <text:p text:style-name="P1">3. In direction A</text:p>
      <text:p text:style-name="P1">4. In the direction of arrow B</text:p>
      <text:p text:style-name="P1">5. In the direction of arrow B</text:p>
      <text:p text:style-name="P1">6. Chain B is sufficient</text:p>
      <text:p text:style-name="P1">7. Turbine C</text:p>
      <text:p text:style-name="P1">8. Both wheels</text:p>
      <text:p text:style-name="P1">9. Chain B</text:p>
      <text:p text:style-name="P1">10. None</text:p>
      <text:p text:style-name="P1">11. Axis B rotates faster</text:p>
      <text:p text:style-name="P1">12. In the direction of arrow B</text:p>
      <text:p text:style-name="P1">13. Car C</text:p>
      <text:p text:style-name="P1">14. In the direction of arrow B</text:p>
      <text:p text:style-name="P1">15. Handle A</text:p>
      <text:p text:style-name="P1">16. In the direction of arrow B</text:p>
      <text:p text:style-name="P1">17. Both, at the same time</text:p>
      <text:p text:style-name="P1">18. Liquid B is denser</text:p>
      <text:p text:style-name="P1">19. In the direction of arrow B</text:p>
      <text:p text:style-name="P1">20. In position B</text:p>
      <text:p text:style-name="P1">21. With scissors B</text:p>
      <text:p text:style-name="P1">22. Wheel A</text:p>
      <text:p text:style-name="P1">23. As shown in figure C</text:p>
      <text:p text:style-name="P1">24. Gear C</text:p>
      <text:p text:style-name="P1">25. With ball B</text:p>
      <text:p text:style-name="P1">26. In the direction of arrow B</text:p>
      <text:p text:style-name="P1">27. In the direction of arrow A</text:p>
      <text:p text:style-name="P1">28. Object C</text:p>
      <text:p text:style-name="P1">29. Piece B</text:p>
      <text:p text:style-name="P1">30. Figure A</text:p>
      <text:p text:style-name="P1">31. Towards A</text:p>
      <text:p text:style-name="P1">32. The level will rise</text:p>
      <text:p text:style-name="P1">33. Stone A</text:p>
      <text:p text:style-name="P1">34. Axis C</text:p>
      <text:p text:style-name="P1">35. Box A weighs less</text:p>
      <text:p text:style-name="P1">36. Bar B</text:p>
      <text:p text:style-name="P1">37. As shown in figure B</text:p>
      <text:p text:style-name="P1">38. Object C</text:p>
      <text:p text:style-name="P1">39. In position A</text:p>
      <text:p text:style-name="P1">40. At the point B</text:p>
      <text:p text:style-name="P1">41. A</text:p>
      <text:p text:style-name="P1">42. Figure B</text:p>
      <text:p text:style-name="P1">43. In package B</text:p>
      <text:p text:style-name="P1">44. Downwards in a discontinuous manner</text:p>
      <text:p text:style-name="P1">45. Wheel C</text:p>
      <text:p text:style-name="P1">46. Method A</text:p>
      <text:p text:style-name="P1">47. In the direction B</text:p>
      <text:p text:style-name="P1">48. Type C</text:p>
      <text:p text:style-name="P1">49. It will go dow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20:06:59.455374593</meta:creation-date>
    <meta:generator>LibreOffice/6.0.5.2$Linux_X86_64 LibreOffice_project/00m0$Build-2</meta:generator>
    <dc:date>2018-08-26T20:19:30.859401334</dc:date>
    <meta:editing-duration>PT12M35S</meta:editing-duration>
    <meta:editing-cycles>1</meta:editing-cycles>
    <meta:document-statistic meta:table-count="0" meta:image-count="0" meta:object-count="0" meta:page-count="1" meta:paragraph-count="49" meta:word-count="215" meta:character-count="900" meta:non-whitespace-character-count="734"/>
  </office:meta>
</office:document-meta>
</file>